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2cm" fo:min-width="2.286cm"/>
      <style:paragraph-properties style:writing-mode="lr-tb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fill="none" draw:textarea-vertical-align="middle" fo:padding-left="0.127cm" fo:padding-right="0.12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84cm" fo:min-width="2.35cm"/>
      <style:paragraph-properties style:writing-mode="lr-tb"/>
    </style:style>
    <style:style style:name="gr7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0.766cm" fo:min-width="2.259cm" draw:shadow="visible"/>
      <style:paragraph-properties style:writing-mode="lr-tb"/>
    </style:style>
    <style:style style:name="gr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147cm" fo:min-width="2.035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147cm" fo:min-width="2.6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 style:writing-mode="lr-tb"/>
      <style:text-properties fo:font-size="12pt" style:font-size-asian="18pt" style:font-size-complex="18pt"/>
    </style:style>
    <style:style style:name="P7" style:family="paragraph">
      <style:paragraph-properties fo:text-align="center" style:writing-mode="lr-tb"/>
      <style:text-properties fo:font-size="14pt" style:font-size-asian="18pt" style:font-size-complex="18pt"/>
    </style:style>
    <style:style style:name="P8" style:family="paragraph">
      <loext:graphic-properties draw:fill="solid" draw:fill-color="#e0c2cd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style:text-properties fo:font-size="14pt" style:font-size-asian="18pt" style:font-size-complex="18pt"/>
    </style:style>
    <style:style style:name="P10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2.096cm" svg:y1="2.131cm" svg:x2="12.799cm" svg:y2="1.434cm" draw:start-shape="id1" draw:start-glue-point="0" svg:d="M12096 2131l703-697" svg:viewBox="0 0 704 698">
          <text:p/>
        </draw:connector>
        <draw:custom-shape draw:style-name="gr2" draw:text-style-name="P3" draw:layer="layout" svg:width="2.286cm" svg:height="1.27cm" svg:x="1.016cm" svg:y="1.27cm">
          <text:p text:style-name="P2"><text:span text:style-name="T1">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0.381cm" svg:height="0.381cm" svg:x="12.075cm" svg:y="1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xml:id="id1" draw:id="id1" draw:layer="layout" draw:type="line" svg:x1="11.791cm" svg:y1="2.352cm" svg:x2="12.401cm" svg:y2="1.911cm" draw:end-shape="id2" draw:end-glue-point="11" svg:d="M11791 2352l610-441" svg:viewBox="0 0 611 442">
          <text:p/>
        </draw:connector>
        <draw:polyline draw:style-name="gr5" draw:text-style-name="P6" draw:layer="layout" svg:width="2.539cm" svg:height="1.261cm" svg:x="4.216cm" svg:y="1.278cm" svg:viewBox="0 0 2540 1262" draw:points="2540,0 0,0 0,1262 2540,1262">
          <text:p text:style-name="P5"><text:span text:style-name="T2">Text</text:span></text:p>
        </draw:polyline>
        <draw:custom-shape draw:style-name="gr6" draw:text-style-name="P7" draw:layer="layout" svg:width="2.794cm" svg:height="1.778cm" svg:x="13.678cm" svg:y="1.016cm">
          <text:p text:style-name="P7"><text:span text:style-name="T3">Tex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7" draw:text-style-name="P8" draw:layer="layout" svg:width="2.259cm" svg:height="1.016cm" svg:x="7.609cm" svg:y="1.326cm">
          <text:p text:style-name="P2"><text:span text:style-name="T1">Text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035cm" svg:height="1.397cm" svg:x="17.327cm" svg:y="1.27cm">
          <text:p text:style-name="P2"><text:span text:style-name="T1">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697cm" svg:height="1.397cm" svg:x="16.988cm" svg:y="1.27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264cm" svg:height="0.802cm" svg:x="1.397cm" svg:y="3.175cm">
          <draw:text-box>
            <text:p text:style-name="P9"><text:span text:style-name="T3">Claim</text:span></text:p>
          </draw:text-box>
        </draw:frame>
        <draw:frame draw:style-name="gr10" draw:text-style-name="P10" draw:layer="layout" svg:width="2.419cm" svg:height="1.904cm" svg:x="4.197cm" svg:y="3.175cm">
          <draw:text-box>
            <text:p text:style-name="P9"><text:span text:style-name="T3">Argument</text:span><text:span text:style-name="T3"><text:line-break/></text:span><text:span text:style-name="T3">Reasoning</text:span></text:p>
            <text:p text:style-name="P9"><text:span text:style-name="T3">(argument)</text:span></text:p>
          </draw:text-box>
        </draw:frame>
        <draw:frame draw:style-name="gr10" draw:text-style-name="P10" draw:layer="layout" svg:width="3.202cm" svg:height="1.353cm" svg:x="7.414cm" svg:y="3.175cm">
          <draw:text-box>
            <text:p text:style-name="P9"><text:span text:style-name="T3">ArtifactCitation</text:span></text:p>
            <text:p text:style-name="P9"><text:span text:style-name="T3">(for evidence)</text:span></text:p>
          </draw:text-box>
        </draw:frame>
        <draw:frame draw:style-name="gr10" draw:text-style-name="P10" draw:layer="layout" svg:width="2.195cm" svg:height="1.904cm" svg:x="11.014cm" svg:y="3.176cm">
          <draw:text-box>
            <text:p text:style-name="P9"><text:span text:style-name="T3">Asserted</text:span></text:p>
            <text:p text:style-name="P9"><text:span text:style-name="T3">Inference/</text:span></text:p>
            <text:p text:style-name="P9"><text:span text:style-name="T3">Evidence</text:span></text:p>
          </draw:text-box>
        </draw:frame>
        <draw:frame draw:style-name="gr10" draw:text-style-name="P10" draw:layer="layout" svg:width="2.199cm" svg:height="1.904cm" svg:x="13.807cm" svg:y="3.176cm">
          <draw:text-box>
            <text:p text:style-name="P9"><text:span text:style-name="T3">Argument</text:span></text:p>
            <text:p text:style-name="P9"><text:span text:style-name="T3">Package</text:span></text:p>
            <text:p text:style-name="P9"><text:span text:style-name="T3">(package)</text:span></text:p>
          </draw:text-box>
        </draw:frame>
        <draw:frame draw:style-name="gr10" draw:text-style-name="P10" draw:layer="layout" svg:width="1.674cm" svg:height="1.353cm" svg:x="17.503cm" svg:y="3.175cm">
          <draw:text-box>
            <text:p text:style-name="P9"><text:span text:style-name="T3">asCited</text:span></text:p>
            <text:p text:style-name="P9"><text:span text:style-name="T3">Clai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0-25T16:11:33.588561716</dc:date>
    <meta:editing-duration>P2DT6H36M4S</meta:editing-duration>
    <meta:editing-cycles>66</meta:editing-cycles>
    <meta:generator>LibreOffice/6.4.6.2$MacOSX_X86_64 LibreOffice_project/0ce51a4fd21bff07a5c061082cc82c5ed232f115</meta:generator>
    <meta:document-statistic meta:object-count="15"/>
  </office:meta>
</office:document-meta>
</file>